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2]=1)       AND       ([.E2]=1)       AND       ([.I2]=1))   OR   (([.C2]=1)       AND       ([.E2]=1)       AND       ([.G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3]=1)       AND       ([.E3]=1)       AND       ([.I3]=1))   OR   (([.C3]=1)       AND       ([.E3]=1)       AND       ([.G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4]=1)       AND       ([.E4]=1)       AND       ([.I4]=1))   OR   (([.C4]=1)       AND       ([.E4]=1)       AND       ([.G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]=1)       AND       ([.E5]=1)       AND       ([.I5]=1))   OR   (([.C5]=1)       AND       ([.E5]=1)       AND       ([.G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6]=1)       AND       ([.E6]=1)       AND       ([.I6]=1))   OR   (([.C6]=1)       AND       ([.E6]=1)       AND       ([.G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7]=1)       AND       ([.E7]=1)       AND       ([.I7]=1))   OR   (([.C7]=1)       AND       ([.E7]=1)       AND       ([.G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8]=1)       AND       ([.E8]=1)       AND       ([.I8]=1))   OR   (([.C8]=1)       AND       ([.E8]=1)       AND       ([.G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9]=1)       AND       ([.E9]=1)       AND       ([.I9]=1))   OR   (([.C9]=1)       AND       ([.E9]=1)       AND       ([.G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0]=1)       AND       ([.E10]=1)       AND       ([.I10]=1))   OR   (([.C10]=1)       AND       ([.E10]=1)       AND       ([.G1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1]=1)       AND       ([.E11]=1)       AND       ([.I11]=1))   OR   (([.C11]=1)       AND       ([.E11]=1)       AND       ([.G11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2]=1)       AND       ([.E12]=1)       AND       ([.I12]=1))   OR   (([.C12]=1)       AND       ([.E12]=1)       AND       ([.G1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3]=1)       AND       ([.E13]=1)       AND       ([.I13]=1))   OR   (([.C13]=1)       AND       ([.E13]=1)       AND       ([.G1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4]=1)       AND       ([.E14]=1)       AND       ([.I14]=1))   OR   (([.C14]=1)       AND       ([.E14]=1)       AND       ([.G1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5]=1)       AND       ([.E15]=1)       AND       ([.I15]=1))   OR   (([.C15]=1)       AND       ([.E15]=1)       AND       ([.G1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6]=1)       AND       ([.E16]=1)       AND       ([.I16]=1))   OR   (([.C16]=1)       AND       ([.E16]=1)       AND       ([.G1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7]=1)       AND       ([.E17]=1)       AND       ([.I17]=1))   OR   (([.C17]=1)       AND       ([.E17]=1)       AND       ([.G1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8]=1)       AND       ([.E18]=1)       AND       ([.I18]=1))   OR   (([.C18]=1)       AND       ([.E18]=1)       AND       ([.G1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9]=1)       AND       ([.E19]=1)       AND       ([.I19]=1))   OR   (([.C19]=1)       AND       ([.E19]=1)       AND       ([.G1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20]=1)       AND       ([.E20]=1)       AND       ([.I20]=1))   OR   (([.C20]=1)       AND       ([.E20]=1)       AND       ([.G20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21]=1)       AND       ([.E21]=1)       AND       ([.I21]=1))   OR   (([.C21]=1)       AND       ([.E21]=1)       AND       ([.G21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22]=1)       AND       ([.E22]=1)       AND       ([.I22]=1))   OR   (([.C22]=1)       AND       ([.E22]=1)       AND       ([.G22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23]=1)       AND       ([.E23]=1)       AND       ([.I23]=1))   OR   (([.C23]=1)       AND       ([.E23]=1)       AND       ([.G23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24]=1)       AND       ([.E24]=1)       AND       ([.I24]=1))   OR   (([.C24]=1)       AND       ([.E24]=1)       AND       ([.G2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25]=1)       AND       ([.E25]=1)       AND       ([.I25]=1))   OR   (([.C25]=1)       AND       ([.E25]=1)       AND       ([.G2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26]=1)       AND       ([.E26]=1)       AND       ([.I26]=1))   OR   (([.C26]=1)       AND       ([.E26]=1)       AND       ([.G2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27]=1)       AND       ([.E27]=1)       AND       ([.I27]=1))   OR   (([.C27]=1)       AND       ([.E27]=1)       AND       ([.G2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28]=1)       AND       ([.E28]=1)       AND       ([.I28]=1))   OR   (([.C28]=1)       AND       ([.E28]=1)       AND       ([.G2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29]=1)       AND       ([.E29]=1)       AND       ([.I29]=1))   OR   (([.C29]=1)       AND       ([.E29]=1)       AND       ([.G2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30]=1)       AND       ([.E30]=1)       AND       ([.I30]=1))   OR   (([.C30]=1)       AND       ([.E30]=1)       AND       ([.G3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31]=1)       AND       ([.E31]=1)       AND       ([.I31]=1))   OR   (([.C31]=1)       AND       ([.E31]=1)       AND       ([.G31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32]=1)       AND       ([.E32]=1)       AND       ([.I32]=1))   OR   (([.C32]=1)       AND       ([.E32]=1)       AND       ([.G3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33]=1)       AND       ([.E33]=1)       AND       ([.I33]=1))   OR   (([.C33]=1)       AND       ([.E33]=1)       AND       ([.G33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34]=1)       AND       ([.E34]=1)       AND       ([.I34]=1))   OR   (([.C34]=1)       AND       ([.E34]=1)       AND       ([.G3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35]=1)       AND       ([.E35]=1)       AND       ([.I35]=1))   OR   (([.C35]=1)       AND       ([.E35]=1)       AND       ([.G35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36]=1)       AND       ([.E36]=1)       AND       ([.I36]=1))   OR   (([.C36]=1)       AND       ([.E36]=1)       AND       ([.G3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37]=1)       AND       ([.E37]=1)       AND       ([.I37]=1))   OR   (([.C37]=1)       AND       ([.E37]=1)       AND       ([.G3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38]=1)       AND       ([.E38]=1)       AND       ([.I38]=1))   OR   (([.C38]=1)       AND       ([.E38]=1)       AND       ([.G3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39]=1)       AND       ([.E39]=1)       AND       ([.I39]=1))   OR   (([.C39]=1)       AND       ([.E39]=1)       AND       ([.G3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40]=1)       AND       ([.E40]=1)       AND       ([.I40]=1))   OR   (([.C40]=1)       AND       ([.E40]=1)       AND       ([.G4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41]=1)       AND       ([.E41]=1)       AND       ([.I41]=1))   OR   (([.C41]=1)       AND       ([.E41]=1)       AND       ([.G41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42]=1)       AND       ([.E42]=1)       AND       ([.I42]=1))   OR   (([.C42]=1)       AND       ([.E42]=1)       AND       ([.G4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43]=1)       AND       ([.E43]=1)       AND       ([.I43]=1))   OR   (([.C43]=1)       AND       ([.E43]=1)       AND       ([.G4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44]=1)       AND       ([.E44]=1)       AND       ([.I44]=1))   OR   (([.C44]=1)       AND       ([.E44]=1)       AND       ([.G4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45]=1)       AND       ([.E45]=1)       AND       ([.I45]=1))   OR   (([.C45]=1)       AND       ([.E45]=1)       AND       ([.G45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46]=1)       AND       ([.E46]=1)       AND       ([.I46]=1))   OR   (([.C46]=1)       AND       ([.E46]=1)       AND       ([.G46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47]=1)       AND       ([.E47]=1)       AND       ([.I47]=1))   OR   (([.C47]=1)       AND       ([.E47]=1)       AND       ([.G4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48]=1)       AND       ([.E48]=1)       AND       ([.I48]=1))   OR   (([.C48]=1)       AND       ([.E48]=1)       AND       ([.G4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49]=1)       AND       ([.E49]=1)       AND       ([.I49]=1))   OR   (([.C49]=1)       AND       ([.E49]=1)       AND       ([.G4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0]=1)       AND       ([.E50]=1)       AND       ([.I50]=1))   OR   (([.C50]=1)       AND       ([.E50]=1)       AND       ([.G5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1]=1)       AND       ([.E51]=1)       AND       ([.I51]=1))   OR   (([.C51]=1)       AND       ([.E51]=1)       AND       ([.G51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2]=1)       AND       ([.E52]=1)       AND       ([.I52]=1))   OR   (([.C52]=1)       AND       ([.E52]=1)       AND       ([.G5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3]=1)       AND       ([.E53]=1)       AND       ([.I53]=1))   OR   (([.C53]=1)       AND       ([.E53]=1)       AND       ([.G53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54]=1)       AND       ([.E54]=1)       AND       ([.I54]=1))   OR   (([.C54]=1)       AND       ([.E54]=1)       AND       ([.G5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5]=1)       AND       ([.E55]=1)       AND       ([.I55]=1))   OR   (([.C55]=1)       AND       ([.E55]=1)       AND       ([.G5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6]=1)       AND       ([.E56]=1)       AND       ([.I56]=1))   OR   (([.C56]=1)       AND       ([.E56]=1)       AND       ([.G5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57]=1)       AND       ([.E57]=1)       AND       ([.I57]=1))   OR   (([.C57]=1)       AND       ([.E57]=1)       AND       ([.G57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8]=1)       AND       ([.E58]=1)       AND       ([.I58]=1))   OR   (([.C58]=1)       AND       ([.E58]=1)       AND       ([.G5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59]=1)       AND       ([.E59]=1)       AND       ([.I59]=1))   OR   (([.C59]=1)       AND       ([.E59]=1)       AND       ([.G5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60]=1)       AND       ([.E60]=1)       AND       ([.I60]=1))   OR   (([.C60]=1)       AND       ([.E60]=1)       AND       ([.G6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61]=1)       AND       ([.E61]=1)       AND       ([.I61]=1))   OR   (([.C61]=1)       AND       ([.E61]=1)       AND       ([.G61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62]=1)       AND       ([.E62]=1)       AND       ([.I62]=1))   OR   (([.C62]=1)       AND       ([.E62]=1)       AND       ([.G6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63]=1)       AND       ([.E63]=1)       AND       ([.I63]=1))   OR   (([.C63]=1)       AND       ([.E63]=1)       AND       ([.G6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64]=1)       AND       ([.E64]=1)       AND       ([.I64]=1))   OR   (([.C64]=1)       AND       ([.E64]=1)       AND       ([.G6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65]=1)       AND       ([.E65]=1)       AND       ([.I65]=1))   OR   (([.C65]=1)       AND       ([.E65]=1)       AND       ([.G6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66]=1)       AND       ([.E66]=1)       AND       ([.I66]=1))   OR   (([.C66]=1)       AND       ([.E66]=1)       AND       ([.G6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67]=1)       AND       ([.E67]=1)       AND       ([.I67]=1))   OR   (([.C67]=1)       AND       ([.E67]=1)       AND       ([.G6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68]=1)       AND       ([.E68]=1)       AND       ([.I68]=1))   OR   (([.C68]=1)       AND       ([.E68]=1)       AND       ([.G6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69]=1)       AND       ([.E69]=1)       AND       ([.I69]=1))   OR   (([.C69]=1)       AND       ([.E69]=1)       AND       ([.G6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70]=1)       AND       ([.E70]=1)       AND       ([.I70]=1))   OR   (([.C70]=1)       AND       ([.E70]=1)       AND       ([.G70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71]=1)       AND       ([.E71]=1)       AND       ([.I71]=1))   OR   (([.C71]=1)       AND       ([.E71]=1)       AND       ([.G71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72]=1)       AND       ([.E72]=1)       AND       ([.I72]=1))   OR   (([.C72]=1)       AND       ([.E72]=1)       AND       ([.G7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73]=1)       AND       ([.E73]=1)       AND       ([.I73]=1))   OR   (([.C73]=1)       AND       ([.E73]=1)       AND       ([.G7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74]=1)       AND       ([.E74]=1)       AND       ([.I74]=1))   OR   (([.C74]=1)       AND       ([.E74]=1)       AND       ([.G7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75]=1)       AND       ([.E75]=1)       AND       ([.I75]=1))   OR   (([.C75]=1)       AND       ([.E75]=1)       AND       ([.G75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76]=1)       AND       ([.E76]=1)       AND       ([.I76]=1))   OR   (([.C76]=1)       AND       ([.E76]=1)       AND       ([.G7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77]=1)       AND       ([.E77]=1)       AND       ([.I77]=1))   OR   (([.C77]=1)       AND       ([.E77]=1)       AND       ([.G77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78]=1)       AND       ([.E78]=1)       AND       ([.I78]=1))   OR   (([.C78]=1)       AND       ([.E78]=1)       AND       ([.G7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79]=1)       AND       ([.E79]=1)       AND       ([.I79]=1))   OR   (([.C79]=1)       AND       ([.E79]=1)       AND       ([.G7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80]=1)       AND       ([.E80]=1)       AND       ([.I80]=1))   OR   (([.C80]=1)       AND       ([.E80]=1)       AND       ([.G80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81]=1)       AND       ([.E81]=1)       AND       ([.I81]=1))   OR   (([.C81]=1)       AND       ([.E81]=1)       AND       ([.G81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82]=1)       AND       ([.E82]=1)       AND       ([.I82]=1))   OR   (([.C82]=1)       AND       ([.E82]=1)       AND       ([.G8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83]=1)       AND       ([.E83]=1)       AND       ([.I83]=1))   OR   (([.C83]=1)       AND       ([.E83]=1)       AND       ([.G8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84]=1)       AND       ([.E84]=1)       AND       ([.I84]=1))   OR   (([.C84]=1)       AND       ([.E84]=1)       AND       ([.G8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85]=1)       AND       ([.E85]=1)       AND       ([.I85]=1))   OR   (([.C85]=1)       AND       ([.E85]=1)       AND       ([.G85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86]=1)       AND       ([.E86]=1)       AND       ([.I86]=1))   OR   (([.C86]=1)       AND       ([.E86]=1)       AND       ([.G8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87]=1)       AND       ([.E87]=1)       AND       ([.I87]=1))   OR   (([.C87]=1)       AND       ([.E87]=1)       AND       ([.G8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88]=1)       AND       ([.E88]=1)       AND       ([.I88]=1))   OR   (([.C88]=1)       AND       ([.E88]=1)       AND       ([.G88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89]=1)       AND       ([.E89]=1)       AND       ([.I89]=1))   OR   (([.C89]=1)       AND       ([.E89]=1)       AND       ([.G8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90]=1)       AND       ([.E90]=1)       AND       ([.I90]=1))   OR   (([.C90]=1)       AND       ([.E90]=1)       AND       ([.G90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91]=1)       AND       ([.E91]=1)       AND       ([.I91]=1))   OR   (([.C91]=1)       AND       ([.E91]=1)       AND       ([.G91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92]=1)       AND       ([.E92]=1)       AND       ([.I92]=1))   OR   (([.C92]=1)       AND       ([.E92]=1)       AND       ([.G9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93]=1)       AND       ([.E93]=1)       AND       ([.I93]=1))   OR   (([.C93]=1)       AND       ([.E93]=1)       AND       ([.G9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94]=1)       AND       ([.E94]=1)       AND       ([.I94]=1))   OR   (([.C94]=1)       AND       ([.E94]=1)       AND       ([.G94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95]=1)       AND       ([.E95]=1)       AND       ([.I95]=1))   OR   (([.C95]=1)       AND       ([.E95]=1)       AND       ([.G9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96]=1)       AND       ([.E96]=1)       AND       ([.I96]=1))   OR   (([.C96]=1)       AND       ([.E96]=1)       AND       ([.G96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97]=1)       AND       ([.E97]=1)       AND       ([.I97]=1))   OR   (([.C97]=1)       AND       ([.E97]=1)       AND       ([.G9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98]=1)       AND       ([.E98]=1)       AND       ([.I98]=1))   OR   (([.C98]=1)       AND       ([.E98]=1)       AND       ([.G9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99]=1)       AND       ([.E99]=1)       AND       ([.I99]=1))   OR   (([.C99]=1)       AND       ([.E99]=1)       AND       ([.G99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00]=1)       AND       ([.E100]=1)       AND       ([.I100]=1))   OR   (([.C100]=1)       AND       ([.E100]=1)       AND       ([.G10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01]=1)       AND       ([.E101]=1)       AND       ([.I101]=1))   OR   (([.C101]=1)       AND       ([.E101]=1)       AND       ([.G101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02]=1)       AND       ([.E102]=1)       AND       ([.I102]=1))   OR   (([.C102]=1)       AND       ([.E102]=1)       AND       ([.G102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03]=1)       AND       ([.E103]=1)       AND       ([.I103]=1))   OR   (([.C103]=1)       AND       ([.E103]=1)       AND       ([.G10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04]=1)       AND       ([.E104]=1)       AND       ([.I104]=1))   OR   (([.C104]=1)       AND       ([.E104]=1)       AND       ([.G10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05]=1)       AND       ([.E105]=1)       AND       ([.I105]=1))   OR   (([.C105]=1)       AND       ([.E105]=1)       AND       ([.G10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06]=1)       AND       ([.E106]=1)       AND       ([.I106]=1))   OR   (([.C106]=1)       AND       ([.E106]=1)       AND       ([.G10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07]=1)       AND       ([.E107]=1)       AND       ([.I107]=1))   OR   (([.C107]=1)       AND       ([.E107]=1)       AND       ([.G107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08]=1)       AND       ([.E108]=1)       AND       ([.I108]=1))   OR   (([.C108]=1)       AND       ([.E108]=1)       AND       ([.G10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09]=1)       AND       ([.E109]=1)       AND       ([.I109]=1))   OR   (([.C109]=1)       AND       ([.E109]=1)       AND       ([.G109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10]=1)       AND       ([.E110]=1)       AND       ([.I110]=1))   OR   (([.C110]=1)       AND       ([.E110]=1)       AND       ([.G11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11]=1)       AND       ([.E111]=1)       AND       ([.I111]=1))   OR   (([.C111]=1)       AND       ([.E111]=1)       AND       ([.G111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12]=1)       AND       ([.E112]=1)       AND       ([.I112]=1))   OR   (([.C112]=1)       AND       ([.E112]=1)       AND       ([.G11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13]=1)       AND       ([.E113]=1)       AND       ([.I113]=1))   OR   (([.C113]=1)       AND       ([.E113]=1)       AND       ([.G11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14]=1)       AND       ([.E114]=1)       AND       ([.I114]=1))   OR   (([.C114]=1)       AND       ([.E114]=1)       AND       ([.G11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15]=1)       AND       ([.E115]=1)       AND       ([.I115]=1))   OR   (([.C115]=1)       AND       ([.E115]=1)       AND       ([.G11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16]=1)       AND       ([.E116]=1)       AND       ([.I116]=1))   OR   (([.C116]=1)       AND       ([.E116]=1)       AND       ([.G11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17]=1)       AND       ([.E117]=1)       AND       ([.I117]=1))   OR   (([.C117]=1)       AND       ([.E117]=1)       AND       ([.G11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18]=1)       AND       ([.E118]=1)       AND       ([.I118]=1))   OR   (([.C118]=1)       AND       ([.E118]=1)       AND       ([.G11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19]=1)       AND       ([.E119]=1)       AND       ([.I119]=1))   OR   (([.C119]=1)       AND       ([.E119]=1)       AND       ([.G11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20]=1)       AND       ([.E120]=1)       AND       ([.I120]=1))   OR   (([.C120]=1)       AND       ([.E120]=1)       AND       ([.G12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21]=1)       AND       ([.E121]=1)       AND       ([.I121]=1))   OR   (([.C121]=1)       AND       ([.E121]=1)       AND       ([.G121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22]=1)       AND       ([.E122]=1)       AND       ([.I122]=1))   OR   (([.C122]=1)       AND       ([.E122]=1)       AND       ([.G12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23]=1)       AND       ([.E123]=1)       AND       ([.I123]=1))   OR   (([.C123]=1)       AND       ([.E123]=1)       AND       ([.G12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24]=1)       AND       ([.E124]=1)       AND       ([.I124]=1))   OR   (([.C124]=1)       AND       ([.E124]=1)       AND       ([.G12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25]=1)       AND       ([.E125]=1)       AND       ([.I125]=1))   OR   (([.C125]=1)       AND       ([.E125]=1)       AND       ([.G125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26]=1)       AND       ([.E126]=1)       AND       ([.I126]=1))   OR   (([.C126]=1)       AND       ([.E126]=1)       AND       ([.G12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27]=1)       AND       ([.E127]=1)       AND       ([.I127]=1))   OR   (([.C127]=1)       AND       ([.E127]=1)       AND       ([.G12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28]=1)       AND       ([.E128]=1)       AND       ([.I128]=1))   OR   (([.C128]=1)       AND       ([.E128]=1)       AND       ([.G12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29]=1)       AND       ([.E129]=1)       AND       ([.I129]=1))   OR   (([.C129]=1)       AND       ([.E129]=1)       AND       ([.G12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30]=1)       AND       ([.E130]=1)       AND       ([.I130]=1))   OR   (([.C130]=1)       AND       ([.E130]=1)       AND       ([.G130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31]=1)       AND       ([.E131]=1)       AND       ([.I131]=1))   OR   (([.C131]=1)       AND       ([.E131]=1)       AND       ([.G131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32]=1)       AND       ([.E132]=1)       AND       ([.I132]=1))   OR   (([.C132]=1)       AND       ([.E132]=1)       AND       ([.G13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33]=1)       AND       ([.E133]=1)       AND       ([.I133]=1))   OR   (([.C133]=1)       AND       ([.E133]=1)       AND       ([.G133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34]=1)       AND       ([.E134]=1)       AND       ([.I134]=1))   OR   (([.C134]=1)       AND       ([.E134]=1)       AND       ([.G134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35]=1)       AND       ([.E135]=1)       AND       ([.I135]=1))   OR   (([.C135]=1)       AND       ([.E135]=1)       AND       ([.G135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36]=1)       AND       ([.E136]=1)       AND       ([.I136]=1))   OR   (([.C136]=1)       AND       ([.E136]=1)       AND       ([.G136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37]=1)       AND       ([.E137]=1)       AND       ([.I137]=1))   OR   (([.C137]=1)       AND       ([.E137]=1)       AND       ([.G137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38]=1)       AND       ([.E138]=1)       AND       ([.I138]=1))   OR   (([.C138]=1)       AND       ([.E138]=1)       AND       ([.G13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39]=1)       AND       ([.E139]=1)       AND       ([.I139]=1))   OR   (([.C139]=1)       AND       ([.E139]=1)       AND       ([.G139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40]=1)       AND       ([.E140]=1)       AND       ([.I140]=1))   OR   (([.C140]=1)       AND       ([.E140]=1)       AND       ([.G140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41]=1)       AND       ([.E141]=1)       AND       ([.I141]=1))   OR   (([.C141]=1)       AND       ([.E141]=1)       AND       ([.G141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42]=1)       AND       ([.E142]=1)       AND       ([.I142]=1))   OR   (([.C142]=1)       AND       ([.E142]=1)       AND       ([.G142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43]=1)       AND       ([.E143]=1)       AND       ([.I143]=1))   OR   (([.C143]=1)       AND       ([.E143]=1)       AND       ([.G143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44]=1)       AND       ([.E144]=1)       AND       ([.I144]=1))   OR   (([.C144]=1)       AND       ([.E144]=1)       AND       ([.G144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45]=1)       AND       ([.E145]=1)       AND       ([.I145]=1))   OR   (([.C145]=1)       AND       ([.E145]=1)       AND       ([.G145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46]=1)       AND       ([.E146]=1)       AND       ([.I146]=1))   OR   (([.C146]=1)       AND       ([.E146]=1)       AND       ([.G146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47]=1)       AND       ([.E147]=1)       AND       ([.I147]=1))   OR   (([.C147]=1)       AND       ([.E147]=1)       AND       ([.G147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48]=1)       AND       ([.E148]=1)       AND       ([.I148]=1))   OR   (([.C148]=1)       AND       ([.E148]=1)       AND       ([.G148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IF((([.A149]=1)       AND       ([.E149]=1)       AND       ([.I149]=1))   OR   (([.C149]=1)       AND       ([.E149]=1)       AND       ([.G149]=1));1;0)" office:value-type="float" office:value="0" calcext:value-type="float">
            <text:p>0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50]=1)       AND       ([.E150]=1)       AND       ([.I150]=1))   OR   (([.C150]=1)       AND       ([.E150]=1)       AND       ([.G150]=1));1;0)" office:value-type="float" office:value="1" calcext:value-type="float">
            <text:p>1</text:p>
          </table:table-cell>
        </table:table-row>
        <table:table-row table:style-name="ro1"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0" calcext:value-type="float">
            <text:p>0</text:p>
          </table:table-cell>
          <table:table-cell table:formula="of:=ROUND(RAND())" office:value-type="float" office:value="1" calcext:value-type="float">
            <text:p>1</text:p>
          </table:table-cell>
          <table:table-cell table:formula="of:=IF((([.A151]=1)       AND       ([.E151]=1)       AND       ([.I151]=1))   OR   (([.C151]=1)       AND       ([.E151]=1)       AND       ([.G151]=1))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0:44:52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9T17:45:52.511000000</meta:creation-date>
    <dc:date>2021-03-26T18:19:43.084000000</dc:date>
    <meta:editing-duration>PT8M19S</meta:editing-duration>
    <meta:editing-cycles>2</meta:editing-cycles>
    <meta:generator>LibreOffice/6.4.6.2$Windows_X86_64 LibreOffice_project/0ce51a4fd21bff07a5c061082cc82c5ed232f115</meta:generator>
    <meta:document-statistic meta:table-count="1" meta:cell-count="1510" meta:object-count="0"/>
  </office:meta>
</office:document-meta>
</file>